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09d7" officeooo:paragraph-rsid="001209d7"/>
    </style:style>
    <style:style style:name="P2" style:family="paragraph" style:parent-style-name="Standard">
      <style:text-properties officeooo:rsid="001209d7" officeooo:paragraph-rsid="00121506"/>
    </style:style>
    <style:style style:name="T1" style:family="text">
      <style:text-properties officeooo:rsid="00121506"/>
    </style:style>
    <style:style style:name="T2" style:family="text">
      <style:text-properties officeooo:rsid="0012c1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at do we need?</text:p>
      <text:p text:style-name="P1"/>
      <text:p text:style-name="P1">report_no, <text:s text:c="17"/>-character string</text:p>
      <text:p text:style-name="P1">reported_date, <text:s text:c="11"/>-date</text:p>
      <text:p text:style-name="P1">month,<text:tab/><text:tab/><text:tab/><text:tab/>-character string <text:span text:style-name="T2">done</text:span></text:p>
      <text:p text:style-name="P1">offense,<text:tab/><text:tab/><text:tab/><text:tab/>-character string <text:span text:style-name="T2">need to clean up offenses.</text:span></text:p>
      <text:p text:style-name="P1">ibrs,<text:tab/><text:tab/><text:tab/><text:tab/>-character string</text:p>
      <text:p text:style-name="P1">description,<text:tab/><text:tab/><text:tab/>-character string<text:tab/><text:tab/></text:p>
      <text:p text:style-name="P1">city,<text:tab/><text:tab/><text:tab/><text:tab/><text:tab/>-character string<text:tab/></text:p>
      <text:p text:style-name="P1">zip_code,<text:tab/><text:tab/><text:tab/>-integer</text:p>
      <text:p text:style-name="P1">dvfag,<text:tab/><text:tab/><text:tab/><text:tab/>-boolean</text:p>
      <text:p text:style-name="P1">firearm_used_flag,<text:tab/>-boolean</text:p>
      <text:p text:style-name="P1">race,<text:tab/><text:tab/><text:tab/><text:tab/>-<text:span text:style-name="T1">character string</text:span></text:p>
      <text:p text:style-name="P2">sex,<text:tab/><text:tab/><text:tab/><text:tab/><text:tab/>-character string<text:tab/></text:p>
      <text:p text:style-name="P1">age,<text:tab/><text:tab/><text:tab/><text:tab/><text:tab/>-<text:span text:style-name="T1">integer</text:span></text:p>
      <text:p text:style-name="P1">latitude,<text:tab/><text:tab/><text:tab/><text:tab/>-<text:span text:style-name="T1">float</text:span></text:p>
      <text:p text:style-name="P1">longitude,<text:tab/><text:tab/><text:tab/>-<text:span text:style-name="T1">floa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1T13:35:33.818464042</meta:creation-date>
    <dc:date>2019-08-11T13:59:57.173605718</dc:date>
    <meta:editing-duration>PT14M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6" meta:word-count="48" meta:character-count="441" meta:non-whitespace-character-count="341"/>
  </office:meta>
</office:document-meta>
</file>